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P18" style:parent-style-name="Základnítext" style:family="paragraph">
      <style:paragraph-properties fo:text-align="start"/>
    </style:style>
    <style:style style:name="T19" style:parent-style-name="instrukce" style:family="text">
      <style:text-properties fo:color="#000000"/>
    </style:style>
    <style:style style:name="P20" style:parent-style-name="Číslovanýseznam" style:family="paragraph">
      <style:paragraph-properties fo:margin-left="0.3937in" fo:text-indent="-0.3937in">
        <style:tab-stops>
          <style:tab-stop style:type="left" style:position="0in"/>
        </style:tab-stops>
      </style:paragraph-properties>
    </style:style>
    <style:style style:name="P21" style:parent-style-name="Číslovanýseznam" style:family="paragraph">
      <style:paragraph-properties fo:margin-left="0.3937in" fo:text-indent="-0.3937in">
        <style:tab-stops>
          <style:tab-stop style:type="left" style:position="0in"/>
        </style:tab-stops>
      </style:paragraph-properties>
    </style:style>
    <style:style style:name="P22" style:parent-style-name="Číslovanýseznam" style:family="paragraph">
      <style:paragraph-properties fo:margin-left="0.3937in" fo:text-indent="-0.3937in">
        <style:tab-stops>
          <style:tab-stop style:type="left" style:position="0in"/>
        </style:tab-stops>
      </style:paragraph-properties>
    </style:style>
    <style:style style:name="P23" style:parent-style-name="Číslovanýseznam" style:family="paragraph">
      <style:paragraph-properties fo:margin-left="0.3937in" fo:text-indent="-0.3937in">
        <style:tab-stops>
          <style:tab-stop style:type="left" style:position="0in"/>
        </style:tab-stops>
      </style:paragraph-properties>
    </style:style>
    <style:style style:name="P24" style:parent-style-name="Číslovanýseznam" style:family="paragraph">
      <style:paragraph-properties fo:margin-left="0.3937in" fo:text-indent="-0.3937in">
        <style:tab-stops>
          <style:tab-stop style:type="left" style:position="0in"/>
        </style:tab-stops>
      </style:paragraph-properties>
    </style:style>
    <style:style style:name="T25" style:parent-style-name="Standardnípísmoodstavce" style:family="text">
      <style:text-properties fo:font-weight="bold" style:font-weight-asian="bold"/>
    </style:style>
    <style:style style:name="T26" style:parent-style-name="Standardnípísmoodstavce" style:family="text">
      <style:text-properties style:font-name-complex="Calibri" style:font-size-complex="11.5pt"/>
    </style:style>
    <style:style style:name="T27" style:parent-style-name="Standardnípísmoodstavce" style:family="text">
      <style:text-properties style:font-name-complex="Calibri" style:font-size-complex="11.5pt"/>
    </style:style>
    <style:style style:name="P28" style:parent-style-name="Seznam" style:family="paragraph">
      <style:paragraph-properties fo:margin-left="0.3937in" fo:text-indent="-0.3937in">
        <style:tab-stops>
          <style:tab-stop style:type="left" style:position="0in"/>
        </style:tab-stops>
      </style:paragraph-properties>
    </style:style>
    <style:style style:name="P29" style:parent-style-name="Textpozn.podčarou" style:family="paragraph">
      <style:paragraph-properties fo:text-align="start"/>
    </style:style>
    <style:style style:name="P30" style:parent-style-name="Seznam" style:family="paragraph">
      <style:paragraph-properties fo:margin-left="0.3937in" fo:text-indent="-0.3937in">
        <style:tab-stops>
          <style:tab-stop style:type="left" style:position="0in"/>
        </style:tab-stops>
      </style:paragraph-properties>
    </style:style>
    <style:style style:name="P31" style:parent-style-name="Textpozn.podčarou" style:family="paragraph">
      <style:paragraph-properties fo:text-align="start"/>
    </style:style>
    <style:style style:name="P32" style:parent-style-name="Seznam" style:family="paragraph">
      <style:paragraph-properties fo:margin-left="0.25in" fo:text-indent="-0.25in">
        <style:tab-stops>
          <style:tab-stop style:type="left" style:position="0.1437in"/>
        </style:tab-stops>
      </style:paragraph-properties>
    </style:style>
    <style:style style:name="T33" style:parent-style-name="Standardnípísmoodstavce" style:family="text">
      <style:text-properties fo:font-weight="bold" style:font-weight-asian="bold"/>
    </style:style>
    <style:style style:name="T34" style:parent-style-name="Standardnípísmoodstavce" style:family="text">
      <style:text-properties fo:font-weight="bold" style:font-weight-asian="bold"/>
    </style:style>
    <style:style style:name="T35" style:parent-style-name="Standardnípísmoodstavce" style:family="text">
      <style:text-properties fo:font-weight="bold" style:font-weight-asian="bold"/>
    </style:style>
    <style:style style:name="T36" style:parent-style-name="Standardnípísmoodstavce" style:family="text">
      <style:text-properties style:font-name-complex="Arial" style:font-size-complex="12pt"/>
    </style:style>
    <style:style style:name="P37" style:parent-style-name="Seznam" style:family="paragraph">
      <style:paragraph-properties fo:margin-left="0.3937in" fo:text-indent="-0.3937in">
        <style:tab-stops>
          <style:tab-stop style:type="left" style:position="0in"/>
        </style:tab-stops>
      </style:paragraph-properties>
    </style:style>
    <style:style style:name="P38" style:parent-style-name="Seznam" style:family="paragraph">
      <style:paragraph-properties fo:margin-left="0.3937in" fo:text-indent="-0.3937in">
        <style:tab-stops>
          <style:tab-stop style:type="left" style:position="0in"/>
        </style:tab-stops>
      </style:paragraph-properties>
    </style:style>
    <style:style style:name="T39" style:parent-style-name="Standardnípísmoodstavce" style:family="text">
      <style:text-properties fo:font-weight="bold" style:font-weight-asian="bold"/>
    </style:style>
    <style:style style:name="P40" style:parent-style-name="Seznam" style:family="paragraph">
      <style:paragraph-properties fo:margin-left="0.3937in" fo:text-indent="-0.3937in">
        <style:tab-stops>
          <style:tab-stop style:type="left" style:position="0in"/>
        </style:tab-stops>
      </style:paragraph-properties>
    </style:style>
    <style:style style:name="T41" style:parent-style-name="Standardnípísmoodstavce" style:family="text">
      <style:text-properties fo:font-weight="bold" style:font-weight-asian="bold"/>
    </style:style>
    <style:style style:name="T42" style:parent-style-name="Standardnípísmoodstavce" style:family="text">
      <style:text-properties fo:font-weight="bold" style:font-weight-asian="bold"/>
    </style:style>
    <style:style style:name="P43" style:parent-style-name="Seznam" style:family="paragraph">
      <style:paragraph-properties fo:margin-left="0.3937in" fo:text-indent="-0.3937in">
        <style:tab-stops>
          <style:tab-stop style:type="left" style:position="0in"/>
        </style:tab-stops>
      </style:paragraph-properties>
    </style:style>
    <style:style style:name="T44" style:parent-style-name="Standardnípísmoodstavce" style:family="text">
      <style:text-properties fo:font-weight="bold" style:font-weight-asian="bold"/>
    </style:style>
    <style:style style:name="P45" style:parent-style-name="Seznam" style:family="paragraph">
      <style:paragraph-properties fo:margin-left="0.3937in" fo:text-indent="-0.3937in">
        <style:tab-stops>
          <style:tab-stop style:type="left" style:position="0in"/>
        </style:tab-stops>
      </style:paragraph-properties>
    </style:style>
    <style:style style:name="T46" style:parent-style-name="Standardnípísmoodstavce" style:family="text">
      <style:text-properties fo:font-weight="bold" style:font-weight-asian="bold"/>
    </style:style>
    <style:style style:name="P47" style:parent-style-name="Seznam" style:family="paragraph">
      <style:paragraph-properties fo:margin-left="0.3937in" fo:text-indent="-0.3937in">
        <style:tab-stops>
          <style:tab-stop style:type="left" style:position="0in"/>
        </style:tab-stops>
      </style:paragraph-properties>
    </style:style>
    <style:style style:name="T48" style:parent-style-name="Standardnípísmoodstavce" style:family="text">
      <style:text-properties fo:font-weight="bold" style:font-weight-asian="bold"/>
    </style:style>
    <style:style style:name="P49" style:parent-style-name="Seznam" style:family="paragraph">
      <style:paragraph-properties fo:margin-left="0.3937in" fo:text-indent="-0.3937in">
        <style:tab-stops>
          <style:tab-stop style:type="left" style:position="0in"/>
        </style:tab-stops>
      </style:paragraph-properties>
    </style:style>
    <style:style style:name="T50" style:parent-style-name="Standardnípísmoodstavce" style:family="text">
      <style:text-properties fo:font-weight="bold" style:font-weight-asian="bold"/>
    </style:style>
    <style:style style:name="P51" style:parent-style-name="Seznam" style:family="paragraph">
      <style:paragraph-properties fo:margin-left="0.3937in" fo:text-indent="-0.3937in">
        <style:tab-stops>
          <style:tab-stop style:type="left" style:position="0in"/>
        </style:tab-stops>
      </style:paragraph-properties>
    </style:style>
    <style:style style:name="T52" style:parent-style-name="Standardnípísmoodstavce" style:family="text">
      <style:text-properties fo:font-weight="bold" style:font-weight-asian="bold"/>
    </style:style>
    <style:style style:name="P53" style:parent-style-name="Seznam" style:family="paragraph">
      <style:paragraph-properties fo:margin-left="0.3937in" fo:text-indent="-0.3937in">
        <style:tab-stops>
          <style:tab-stop style:type="left" style:position="0in"/>
        </style:tab-stops>
      </style:paragraph-properties>
    </style:style>
    <style:style style:name="T54" style:parent-style-name="Standardnípísmoodstavce" style:family="text">
      <style:text-properties fo:font-weight="bold" style:font-weight-asian="bold"/>
    </style:style>
    <style:style style:name="P55" style:parent-style-name="Seznam" style:family="paragraph">
      <style:paragraph-properties fo:margin-left="0.3937in" fo:text-indent="-0.3937in">
        <style:tab-stops>
          <style:tab-stop style:type="left" style:position="0in"/>
        </style:tab-stops>
      </style:paragraph-properties>
    </style:style>
    <style:style style:name="T56" style:parent-style-name="Standardnípísmoodstavce" style:family="text">
      <style:text-properties fo:font-weight="bold" style:font-weight-asian="bold"/>
    </style:style>
    <style:style style:name="P57" style:parent-style-name="Seznam" style:family="paragraph">
      <style:paragraph-properties fo:margin-left="0.3937in" fo:text-indent="-0.3937in">
        <style:tab-stops>
          <style:tab-stop style:type="left" style:position="0in"/>
        </style:tab-stops>
      </style:paragraph-properties>
    </style:style>
    <style:style style:name="T58" style:parent-style-name="Standardnípísmoodstavce" style:family="text">
      <style:text-properties fo:font-weight="bold" style:font-weight-asian="bold"/>
    </style:style>
    <style:style style:name="P59" style:parent-style-name="Seznam" style:family="paragraph">
      <style:paragraph-properties fo:margin-left="0.3937in" fo:text-indent="-0.3937in">
        <style:tab-stops>
          <style:tab-stop style:type="left" style:position="0in"/>
        </style:tab-stops>
      </style:paragraph-properties>
    </style:style>
    <style:style style:name="T60" style:parent-style-name="Standardnípísmoodstavce" style:family="text">
      <style:text-properties fo:font-weight="bold" style:font-weight-asian="bold"/>
    </style:style>
    <style:style style:name="P61" style:parent-style-name="Seznam" style:family="paragraph">
      <style:paragraph-properties fo:margin-left="0.3937in" fo:text-indent="-0.3937in">
        <style:tab-stops>
          <style:tab-stop style:type="left" style:position="0in"/>
        </style:tab-stops>
      </style:paragraph-properties>
    </style:style>
    <style:style style:name="T62" style:parent-style-name="Standardnípísmoodstavce" style:family="text">
      <style:text-properties fo:font-weight="bold" style:font-weight-asian="bold"/>
    </style:style>
    <style:style style:name="P63" style:parent-style-name="Seznam" style:family="paragraph">
      <style:paragraph-properties fo:margin-left="0.3937in" fo:text-indent="-0.3937in">
        <style:tab-stops>
          <style:tab-stop style:type="left" style:position="0in"/>
        </style:tab-stops>
      </style:paragraph-properties>
    </style:style>
    <style:style style:name="T64" style:parent-style-name="Standardnípísmoodstavce" style:family="text">
      <style:text-properties fo:font-weight="bold" style:font-weight-asian="bold"/>
    </style:style>
    <style:style style:name="P65" style:parent-style-name="Seznam" style:family="paragraph">
      <style:paragraph-properties fo:margin-left="0.3937in" fo:text-indent="-0.3937in">
        <style:tab-stops>
          <style:tab-stop style:type="left" style:position="0in"/>
        </style:tab-stops>
      </style:paragraph-properties>
    </style:style>
    <style:style style:name="P66" style:parent-style-name="Seznam" style:family="paragraph">
      <style:paragraph-properties fo:margin-left="0.3937in" fo:text-indent="-0.3937in">
        <style:tab-stops>
          <style:tab-stop style:type="left" style:position="0in"/>
        </style:tab-stops>
      </style:paragraph-properties>
    </style:style>
    <style:style style:name="P67" style:parent-style-name="Seznam" style:family="paragraph">
      <style:paragraph-properties fo:margin-left="0.3937in" fo:text-indent="-0.3937in">
        <style:tab-stops>
          <style:tab-stop style:type="left" style:position="0in"/>
        </style:tab-stops>
      </style:paragraph-properties>
    </style:style>
    <style:style style:name="P68" style:parent-style-name="Základnítext" style:family="paragraph">
      <style:text-properties fo:background-color="#FFFF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101/2021<text:bookmark-end text:name="Text14"/></text:p>
            <text:p text:style-name="Normální">KVOP-53582/2021<text:bookmark-end text:name="Text2"/></text:p>
            <text:p text:style-name="Normální"><text:bookmark-start text:name="Text6"/>16. 12. 2021<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á paní</text:p>
            <text:p text:style-name="Normální">D. B.</text:p>
            <text:p text:style-name="Normální"/>
            <text:p text:style-name="Normální"/>
            <text:p text:style-name="Normální"/>
            <text:p text:style-name="P17">e-mail:<text:s/></text:p>
            <text:p text:style-name="Normální"/>
            <text:p text:style-name="Normální"/>
          </table:table-cell>
        </table:table-row>
      </table:table>
      <text:h text:style-name="Nadpis1" text:outline-level="1">Sdělení o poskytnutí informace a rozhodnutí o částečném<text:s/>odmítnutí žádosti podle zákona č. 106/1999 Sb., o svobodném přístupu k informacím, ve znění pozdějších předpisů</text:h>
      <text:p text:style-name="P18">Vážená paní<text:s/><text:span text:style-name="T19">B.</text:span>,</text:p>
      <text:p text:style-name="Základnítext">dne 1. prosince 2021 byla do Kanceláře veřejného ochránce práv doručena Vaše žádost podle zákona č. 106/1999 Sb., o svobodném přístupu k informacím, ve znění pozdějších předpisů, kterou žádáte poskytnutí těchto informací:</text:p>
      <text:list text:style-name="LFO3_1" text:continue-numbering="true">
        <text:list-item>
          <text:p text:style-name="P20">Jaká právní ustanovení a další opatření a politiky týkající se diskriminace jsou v současné době ve vaší zemi implementována v souladu s právními závazky plynoucími z členství v Evropské unii a Rady Evropy?</text:p>
        </text:list-item>
        <text:list-item>
          <text:p text:style-name="P21">Jak je provádění těchto zákonných povinností monitorováno a hodnoceno?</text:p>
        </text:list-item>
        <text:list-item>
          <text:p text:style-name="P22">Kolik případů diskriminace Romů (policejní násilí, verbální a fyzická napadení) bylo v období 1. ledna 2021 – 30. listopadu 2021 hlášeno veřejnému ochránci práv a orgánům činným v trestním řízení?</text:p>
        </text:list-item>
        <text:list-item>
          <text:p text:style-name="P23">Jaké politiky, aktivity a další opatření uplatňujete v boji s protiromskými, rasistickými, stereotypy a trestné činnosti z nenávisti zaměřené na Romy?</text:p>
        </text:list-item>
        <text:list-item>
          <text:p text:style-name="P24">Jaká další krátkodobá a střednědobá opatření a<text:s/>politiky týkající se trestné činnosti z nenávisti zaměřené na Romy se plánují do konce let 2021 a 2025?<text:s/></text:p>
        </text:list-item>
      </text:list>
      <text:p text:style-name="Základnítext">Ve smyslu zákona o svobodném přístupu k informacím, se<text:s/><text:span text:style-name="T25">poskytují tyto informace</text:span>:</text:p>
      <text:h text:style-name="Nadpis2" text:outline-level="2">K bodu 3</text:h>
      <text:p text:style-name="Základnítext">Veřejný ochránce práv není orgánem činným v trestním řízení a<text:s/>jeho působnost se ani na orgány činné v trestním řízení nevztahuje. Násilím, verbálními či fyzickými napadeními se tedy může zabývat toliko tehdy, je-li takové jednání zároveň projevem diskriminace, nikoli však v trestněprávní rovině.</text:p>
      <text:soft-page-break/>
      <text:p text:style-name="Základnítext">Z hlediska diskriminace Romů se tak ochránce spíše než násilím a napadeními zabývá například znevýhodňováním Romů v zaměstnání, vzdělávání, bydlení a podobně. Určitá, zejména verbální napadení mohou představovat diskriminaci ve formě obtěžování.<text:span text:style-name="Značkapozn.podčarou"><text:note text:note-class="footnote" text:id="_ftn0"><text:note-citation>1</text:note-citation><text:note-body><text:p text:style-name="Textpozn.podčarou"><text:s/>Ustanovení § 4 odst. 1 zákona č. 198/2009 Sb., o rovném zacházení a o právních prostředcích ochrany před diskriminací a o změně některých zákonů (antidiskriminační zákon), ve znění pozdějších předpisů.<text:s/></text:p></text:note-body></text:note></text:span><text:s/></text:p>
      <text:p text:style-name="Základnítext">V roce 2021 obdržel ochránce dva podněty, které se týkaly rasistických poznámek<text:s/>či hanlivých výroků vůči Romům na pracovišti, resp. ve služebním poměru.<text:s/><text:span text:style-name="T26">Tento počet ale nemusí být konečný, jelikož namítaný důvod se do interního spisového systému KVOP eviduje až při první reakci na podnět nebo v průběhu komunikace, jakmile je jasné, z</text:span><text:span text:style-name="T27"> jakého důvodu stěžovatel/ka diskriminaci namítá. Některé podněty doručené zejména v listopadu 2021 tak ještě nemusejí mít připsaný chráněný důvod.</text:span></text:p>
      <text:p text:style-name="Základnítext">Ochránce se dále může zabývat postupem policie tehdy, kdy policie nejedná jako orgán činný v trestním řízení. Může se tak zabývat například nevhodným chováním policistů nebo přiměřeností jejich zákroků.<text:s/></text:p>
      <text:p text:style-name="Základnítext">Zástupkyně veřejného ochránce práv v tomto roce z vlastní iniciativy zahájila šetření, ve kterém se zabývá policejním zákrokem v Teplicích z června letošního roku. Zaměřila se v něm na zákonnost postupu policie a přiměřenost použití donucovacích prostředků. Šetření zatím není ukončeno, vzhledem ke zvýšenému zájmu veřejnosti i médií o průběh šetření však zástupkyně přistoupila k mimořádnému zveřejnění anonymizované zprávy o šetření.<text:span text:style-name="Značkapozn.podčarou"><text:note text:note-class="footnote" text:id="_ftn1"><text:note-citation>2</text:note-citation><text:note-body><text:p text:style-name="Textpozn.podčarou"><text:s/>Tisková zpráva zástupkyně veřejného ochránce práv ze dne 13. prosince 2021, dostupná z<text:s/><text:a xlink:href="https://www.ochrance.cz/aktualne/zastupkyne_ombudsmana_zverejnila_zpravu_o_setreni_policejniho_zakroku_v_teplicich/" office:target-frame-name="_top" xlink:show="replace"><text:span text:style-name="Hypertextovýodkaz">https://www.o</text:span><text:span text:style-name="Hypertextovýodkaz">chrance.cz/aktualne/zastupkyne_ombudsmana_zverejnila_zpravu_o_setreni_policejniho_zakroku_v_teplicich/</text:span></text:a>.<text:s/></text:p></text:note-body></text:note></text:span></text:p>
      <text:p text:style-name="Základnítext">K počtu případů hlášených orgánům činným v trestním řízení veřejný ochránce práv informace nemá. Ochránce není orgánem činným v trestním řízení a nemá<text:s/>ani bližší statistiky týkající se počtu případů nahlášených orgánům činným v trestním řízení.</text:p>
      <text:h text:style-name="Nadpis2" text:outline-level="2">K bodu 4</text:h>
      <text:p text:style-name="Základnítext">Veřejný ochránce práv v souladu s ustanovením § 21b zákona o veřejném ochránci práv<text:span text:style-name="Značkapozn.podčarou"><text:note text:note-class="footnote" text:id="_ftn2"><text:note-citation>3</text:note-citation><text:note-body><text:p text:style-name="Textpozn.podčarou"><text:s/>Zákon č. 349/1999 Sb., o veřejném ochránci práv, ve znění pozdějších předpisů.<text:s/></text:p></text:note-body></text:note></text:span><text:s/>zejména poskytuje metodickou pomoc obětem diskriminace, provádí výzkum, zveřejňuje zprávy a vydává doporučení k otázkám souvisejícím s diskriminací. Protiromskými, rasistickými projevy, stereotypy a trestnou činností z nenávisti se ochránce zabývá právě v rámci těchto svých zákonných úkolů. Ochránce není orgánem činným v trestním řízení, nemůže tedy posuzovat trestnou činnosti.</text:p>
      <text:p text:style-name="Základnítext">Pokud jde o<text:s/><text:span text:style-name="Silné">metodickou pomoc obětem diskriminace</text:span>, pokud se na něj obrátí osoba, jež namítá diskriminaci, vč.<text:s/>diskriminace motivované romským původem, jejím individuálním podnětem se v rámci své působnosti dále zabývá. Především posuzuje, zda mohlo skutečně dojít k diskriminaci, radí ohledně dalších možností obrany a v případě, kdy zjistí diskriminaci, může doporučit podat žalobu k soudu a ve spolupráci s Pro bono aliancí zprostředkovat oběti bezplatné právní zastoupení.<text:s/></text:p>
      <text:soft-page-break/>
      <text:p text:style-name="Základnítext">V podrobnostech odkazuji na zveřejněné tematické informační letáky, jež jsou dostupné zde:<text:s/><text:a xlink:href="https://www.ochrance.cz/situace/diskriminace/" office:target-frame-name="_top" xlink:show="replace"><text:span text:style-name="Hypertextovýodkaz">https://www.ochrance.cz/situace/diskriminace/</text:span></text:a>. Dále na infografiku, jež blíže vysvětluje postup ochránce při vyřizování stížnosti na diskriminaci. Ta je dostupná zde:<text:s/><text:a xlink:href="https://test.ochrance.cz/uploads/RTEmagicC_2015_DIS_infografika-CZ-web_02.jpg.jpg" office:target-frame-name="_top" xlink:show="replace"><text:span text:style-name="Hypertextovýodkaz">https://test.ochrance.cz/uploads/RTEmagicC_2015_DIS_infografika-CZ-web_02.jpg.jpg</text:span></text:a>.<text:s/></text:p>
      <text:p text:style-name="Základnítext">Ochránce dále za účelem přispívání k prosazování práva na rovné zacházení realizuje i některé systémové aktivity. Především provádí tematické<text:s/><text:span text:style-name="Silné">výzkumy</text:span><text:s/>a vyjadřuje se k některým projevům diskriminace ve společnosti v podobě obecných<text:s/><text:span text:style-name="Silné">doporučení</text:span>.<text:s/></text:p>
      <text:p text:style-name="Základnítext">Co se týče trestné činnosti z nenávisti, jak jsem již výše uvedl, veřejný ochránce práv není orgánem činným v trestním řízení a jeho působnost se na orgány činné v trestním řízení nevztahuje. Projevy nenávisti se tedy může zabývat toliko tehdy, je-li nenávistný projev zároveň projevem diskriminace, nikoli však v trestněprávní rovině. Doposud se ochránce v rámci systémových aktivit zabýval spíše obecně nenávistnými projevy, ne specificky vůči Romům.<text:s/></text:p>
      <text:p text:style-name="Základnítext">V podrobnostech odkazuji na zveřejněný tematický informační leták, jenž je dostupný zde:<text:s/><text:a xlink:href="https://www.ochrance.cz/letaky/nenavistne-projevy/nenavistne-projevy.pdf" office:target-frame-name="_top" xlink:show="replace"><text:span text:style-name="Hypertextovýodkaz">https://www.ochrance.cz/letaky/nenavistne-pr</text:span><text:span text:style-name="Hypertextovýodkaz">ojevy/nenavistne-projevy.pdf</text:span></text:a>. V souvislosti s působností vyplývající z ustanovení § 21b písm. b) a c) se ochránce zabýval otázkou nenávistných projevů především v rámci dvou obecných veřejně dostupných materiálů:<text:s/></text:p>
      <text:list text:style-name="LFO3" text:continue-numbering="true">
        <text:list-item>
          <text:p text:style-name="P28">Výzkum „<text:span text:style-name="Zdůraznění">Nenávistné projevy na internetu a<text:s/></text:span><text:span text:style-name="Zdůraznění">rozhodování českých soudů</text:span>“ z roku 2020<text:span text:style-name="Značkapozn.podčarou"><text:note text:note-class="footnote" text:id="_ftn3"><text:note-citation>4</text:note-citation><text:note-body><text:p text:style-name="P29"><text:s/>Dostupný zde:<text:s/><text:a xlink:href="https://www.ochrance.cz/uploads-import/ESO/47-2019-DIS-PZ-Vyzkumna_zprava.pdf" office:target-frame-name="_top" xlink:show="replace"><text:span text:style-name="Hypertextovýodkaz">https://www.ochrance.cz/uploads-import/ESO/47-2019-DIS-PZ-Vyzkumna_zprava.pdf</text:span></text:a><text:s/></text:p></text:note-body></text:note></text:span><text:s/></text:p>
        </text:list-item>
        <text:list-item>
          <text:p text:style-name="P30">Doporučení k nenávistným<text:s/>projevům na internetu z roku 2020<text:span text:style-name="Značkapozn.podčarou"><text:note text:note-class="footnote" text:id="_ftn4"><text:note-citation>5</text:note-citation><text:note-body><text:p text:style-name="P31"><text:s/>Dostupné zde:<text:s/><text:a xlink:href="https://ochrance.cz/fileadmin/user_upload/ESO/67-2018-DIS-JV-doporuceni.pdf" office:target-frame-name="_top" xlink:show="replace"><text:span text:style-name="Hypertextovýodkaz">https://ochrance.cz/fileadmin/user_upload/ESO/67-2018-DIS-JV-doporuceni.pdf</text:span></text:a><text:s/></text:p></text:note-body></text:note></text:span></text:p>
        </text:list-item>
      </text:list>
      <text:p text:style-name="P32">Veřejný ochránce práv se pak<text:s/>účastní také různých<text:s/><text:span text:style-name="T33">osvětových a vzdělávacích aktiv</text:span>it se zaměřením na diskriminaci, v některých případech pak specificky diskriminaci Romů. V loňském roce například vedly pověřené zaměstnankyně Kanceláře veřejného ochránce práv workshop Nenávistné projevy<text:s/>v online prostoru zaměřený na nenávistné projevy na internetu a obranu proti nim. Jednalo se o vzdělávací akci v rámci projektu PECAO, zaměřeného na anticiganistické nenávistné projevy v online prostoru (<text:a xlink:href="https://ergonetwork.org/pecao/" office:target-frame-name="_top" xlink:show="replace"><text:span text:style-name="Hypertextovýodkaz">htt</text:span><text:span text:style-name="Hypertextovýodkaz">ps://ergonetwork.org/pecao/</text:span></text:a>).</text:p>
      <text:h text:style-name="Nadpis2" text:outline-level="2">K bodu 5</text:h>
      <text:p text:style-name="Základnítext">V daném časovém výhledu veřejný ochránce práv momentálně neplánuje žádné systémové aktivity, jež by se specificky týkaly trestné činnosti z nenávisti zaměřené na Romy.<text:s/></text:p>
      <text:p text:style-name="Základnítext">Pokud ochránce v období mezi léty 2021–2025 obdrží nějaké individuální podněty osob, jež by se týkaly trestné činnosti z nenávisti, bude se jimi v rámci své působnosti standardně zabývat tak, jak mu ukládá zákon o veřejném ochránci práv.<text:s/></text:p>
      <text:p text:style-name="Základnítext">Nad rámec činnosti veřejného ochránce práv pak uvádím, že v tomto<text:s/>roce Vláda ČR schválila Strategii rovnosti, začlenění a participace Romů 2021 – 2030, která jako jeden ze strategických cílů vytyčila<text:s/><text:span text:style-name="T34">snížit míru</text:span><text:s/><text:span text:style-name="T35">anticiganismu</text:span>. Na tento strategický cíl je pak navázána řada konkrétních opatření, jako například zpřesnit statistiku trestných činů motivovaných<text:s/><text:soft-page-break/>nenávistí proti Romům či zvyšovat vzdělání příslušníků Policie ČR o násilí z nenávisti. Celé znění strategie včetně její úkolové části je k dispozici zde<text:s/><text:a xlink:href="https://www.vlada.cz/cz/ppov/zalezitosti-romske-komunity/aktuality/strategie-rovnosti--zacleneni-a-participace-romu-strategie-romske-integrace-2021_2030-188413/" office:target-frame-name="_top" xlink:show="replace"><text:span text:style-name="Hypertextovýodkaz">https://www.vlada.cz/cz/ppov/zalezitosti-romske-komunity/aktuality/strategie-rovnosti--zacleneni-a-participace-romu-strategie-romske-integrace-</text:span><text:span text:style-name="Hypertextovýodkaz">2021_2030-188413/</text:span></text:a>.<text:s/></text:p>
      <text:p text:style-name="Základnítext">Současně v souladu s § 15 a § 20 odst. 4 písm. a) zákona č. 106/1999 Sb., o svobodném přístupu k informacím, ve znění pozdějších předpisů, ve spojení s § 67 a násl. zákona č. 500/2004 Sb., správního řádu, ve znění pozdějších předpisů,<text:s/><text:span text:style-name="Silné">v</text:span><text:span text:style-name="Silné">ydává Kancelář veřejného ochránce práv</text:span><text:s/>jako povinný subjekt podle § 2 odst. 1 zákona o svobodném přístupu k informacím a současně jako osoba pověřená veřejným ochráncem práv k plnění povinností veřejného ochránce práv podle zákona o svobodném přístupu k informacím na základě § 25 odst. 2 zákona č. 349/1999 Sb., o veřejném ochránci práv, ve znění pozdějších předpisů,</text:p>
      <text:h text:style-name="Nadpis1" text:outline-level="1">rozhodnutí,</text:h>
      <text:p text:style-name="Základnítext">kterým se<text:s/><text:span text:style-name="Silné">částečně odmítá</text:span><text:s/>žádost paní D. B., s místem trvalého pobytu XX ze dne 1. prosince 2021 podle ustanovení § 2 odst. 4<text:s/>zákona o svobodném přístupu k informacím.</text:p>
      <text:h text:style-name="Nadpis1" text:outline-level="1">Odůvodnění</text:h>
      <text:h text:style-name="Nadpis2" text:outline-level="2">K bodům 1 a 2<text:s/></text:h>
      <text:p text:style-name="Základnítext">Otázkami pod body 1 a 2 jsou žádány obecné informace k právnímu stavu či jeho monitorování. Nejde tedy o informace, které se poskytují ve smyslu zákona o svobodném přístupu k informacím. Informací podle § 3 odst. 3 zákona o svobodném přístupu k informacím je totiž takový údaj, který lze dovodit z existujících záznamů povinného subjektu. Povinnost poskytovat informace se nevztahuje na obstarávání nových informaci, provádění analýz či právních expertíz. Ke zpracování odpovědi na dané dotazy by nepostačoval prostý výtah z databází Kanceláře veřejného ochránce práv. Řada českých právních předpisů, resp. jejich ustanovení, která se týkají diskriminace, byla do českého právního řádu implementována<text:s/>na základě mezinárodních závazků České republiky, bližší rešerše, která konkrétní ustanovení jsou implementována na základě těchto mezinárodních závazků, by však vyžadovala podrobnější analýzu právního stavu.<text:s/></text:p>
      <text:p text:style-name="Základnítext">Stejně tak by zpracování rozsáhlejší analýzy<text:s/>vyžadovala odpověď na obecný dotaz, jak je provádění těchto povinností monitorováno a hodnoceno.<text:s/></text:p>
      <text:p text:style-name="Základnítext">Jestliže žadatel požaduje vytvoření právní analýzy, jedná se o požadavek na vytváření nových informací, a tedy důvod odmítnutí žádosti opřený o § 2 odst. 4 zákona o svobodném přístupu k informacím.<text:span text:style-name="Značkapozn.podčarou"><text:note text:note-class="footnote" text:id="_ftn5"><text:note-citation>6</text:note-citation><text:note-body><text:p text:style-name="Textpozn.podčarou"><text:s/>JELÍNKOVÁ, Jitka, TUHÁČEK, Miloš. Zákon o svobodném přístupu k informacím: Praktický komentář.<text:s/><text:span text:style-name="T36">In: ASPI verze 2018 [právní informační systém]. © 2000 – 2018 Wolters Kluwer ČR, a. s. [cit. 15. 12. 2021]</text:span></text:p></text:note-body></text:note></text:span><text:s/></text:p>
      <text:p text:style-name="Základnítext">V souladu<text:s/>s principy dobré správy, zejména principem vstřícnosti a otevřenosti však k Vašim dotazům poskytuji alespoň ty informace, které má Kancelář veřejného ochránce práv z vlastní činnosti k dispozici.<text:s/></text:p>
      <text:soft-page-break/>
      <text:h text:style-name="Nadpis2" text:outline-level="2">K bodu 1</text:h>
      <text:p text:style-name="Základnítext">Právní předpisy České republiky, které se týkají diskriminace:<text:s/></text:p>
      <text:list text:style-name="LFO3" text:continue-numbering="true">
        <text:list-item>
          <text:p text:style-name="P37">Listina základních práv a svobod<text:s/></text:p>
        </text:list-item>
        <text:list-item>
          <text:p text:style-name="P38">Zákona č. 198/2009 Sb., o rovném zacházení a o právních prostředcích ochrany před diskriminací a o změně některých zákonů (<text:span text:style-name="T39">antidiskriminační zákon</text:span>)<text:s/></text:p>
        </text:list-item>
        <text:list-item>
          <text:p text:style-name="P40">Zákon č. 273/2001 Sb.,<text:s/><text:span text:style-name="T41">o právech příslušníků národnostních<text:s/></text:span><text:span text:style-name="T42">menšin</text:span><text:s/>a o změně některých zákonů<text:s/></text:p>
        </text:list-item>
        <text:list-item>
          <text:p text:style-name="P43">Zákon č. 262/2006 Sb.,<text:s/><text:span text:style-name="T44">zákoník práce</text:span>: zakotvení povinnosti rovného zacházení a zákazu diskriminace v pracovněprávních vztazích (ustanovení § 16 a § 17)</text:p>
        </text:list-item>
        <text:list-item>
          <text:p text:style-name="P45">Zákon č. 435/2004 Sb.,<text:s/><text:span text:style-name="T46">o zaměstnanosti</text:span>: zakotvení rovného zacházení a<text:s/>zákazu diskriminace při uplatňování práva na zaměstnání (ustanovení § 4)</text:p>
        </text:list-item>
        <text:list-item>
          <text:p text:style-name="P47">Zákon č. 634/1992 Sb.,<text:s/><text:span text:style-name="T48">o ochraně spotřebitele</text:span>: veřejnoprávní zákaz diskriminace spotřebitele (ustanovení § 6); dohled nad ochranou spotřebitele včetně zákazu spotřebitele (ustanovení<text:s/>§ 23)</text:p>
        </text:list-item>
        <text:list-item>
          <text:p text:style-name="P49">Zákon č. 234/2014 Sb.,<text:s/><text:span text:style-name="T50">o státní službě</text:span></text:p>
        </text:list-item>
        <text:list-item>
          <text:p text:style-name="P51">Zákon č. 221/1999 Sb.,<text:s/><text:span text:style-name="T52">o vojácích z povolání</text:span>: povinnost služebních orgánů zajišťovat rovný přístup a rovné zacházení se všemi uchazeči o povolání do služebního poměru a se všemi vojáky při vytváření podmínek výkonu služby (ustanovení § 2 odst. 3); povinnost informovat o opatřeních zajišťujících rovné zacházení (ustanovení § 4 odst. 4)</text:p>
        </text:list-item>
        <text:list-item>
          <text:p text:style-name="P53">Zákon č. 361/2003 Sb.,<text:s/><text:span text:style-name="T54">o služebním poměru příslušníků bezpečnostních sborů</text:span>: zákaz diskriminace při přijímání do služebního poměru<text:s/>(ustanovení § 16 odst. 4); zákaz přímé a nepřímé diskriminace ve služebním poměru včetně obtěžování (ustanovení § 77)</text:p>
        </text:list-item>
        <text:list-item>
          <text:p text:style-name="P55">Zákon č. 561/2004 Sb., o předškolním, základním, středním, vyšším odborném a jiném vzdělávání (<text:span text:style-name="T56">školský zákon</text:span>): zásada rovného přístupu ke<text:s/>vzdělávání bez jakékoliv diskriminace (ustanovení § 2 odst. 1 písm. a))</text:p>
        </text:list-item>
        <text:list-item>
          <text:p text:style-name="P57">Zákon č. 257/2001 Sb., o knihovnách a podmínkách provozování veřejných knihovnických a informačních služeb (<text:span text:style-name="T58">knihovní zákon</text:span>): rovný přístup k veřejným knihovnickým a informačním službám (ustanovení § 2 písm. a)); povinnost provozovatele knihovny zajistit rovný přístup všem k veřejným knihovnickým a informačním službám (ustanovení § 4 odst. 6)</text:p>
        </text:list-item>
        <text:list-item>
          <text:p text:style-name="P59">Zákon č. 99/1963 Sb.,<text:s/><text:span text:style-name="T60">občanský soudní řád</text:span>: sdílení důkazního břemene ve sporech o diskriminaci<text:s/>(ustanovení § 133a)</text:p>
        </text:list-item>
        <text:list-item>
          <text:p text:style-name="P61">Zákon č. 251/2016 Sb.,<text:s/><text:span text:style-name="T62">o některých přestupcích</text:span>: skutková podstata přestupku způsobení újmy pro ro jeho příslušnost k národnostní menšině nebo pro jeho etnický původ, pro jeho rasu, barvu pleti, pohlaví, sexuální orientaci, jazyk, víru nebo náboženství, věk, zdravotní postižení, pro jeho politické nebo jiné smýšlení, členství nebo činnost v politických stranách nebo politických hnutích, odborových organizacích nebo jiných sdruženích, pro jeho sociální původ, majetek, rod, zdravotní stav anebo pro jeho rodinný stav (ustanovení § 7 odst. 3 písm. b))</text:p>
        </text:list-item>
        <text:list-item>
          <text:p text:style-name="P63">Zákon č. 40/2009 Sb.,<text:s/><text:span text:style-name="T64">trestní zákoník</text:span>: trestný čin podněcování nenávisti vůči skupině osob nebo k omezování jejich práv a svobod (ustanovení § 356); trestný čin apartheidu, segregace nebo diskriminace (ustanovení § 401 odst. 1 písm. f)); trestný čin apartheidu a diskriminace skupiny lidí (ustanovení § 402); trestný čin perzekuce obyvatelstva v době ozbrojeného konfliktu (ustanovení § 413)</text:p>
        </text:list-item>
      </text:list>
      <text:p text:style-name="Základnítext">Seznam právních předpisů vztahujících se k diskriminaci naleznete také na webových stránkách veřejného ochránce práv zde<text:s/><text:a xlink:href="https://test.ochrance.cz/diskriminace/pravni-predpisy/pravni-predpisy-ceske-republiky/" office:target-frame-name="_top" xlink:show="replace"><text:span text:style-name="Hypertextovýodkaz">https://test.ochrance.cz/diskriminace/pravni-predpisy/pravni-predpisy-ceske-republiky/</text:span></text:a>.<text:s/></text:p>
      <text:h text:style-name="Nadpis2" text:outline-level="2">K bodu 2</text:h>
      <text:p text:style-name="Základnítext">Orgánem pro rovné zacházení v České republice je právě veřejný ochránce práv. Veřejný ochránce práv v souladu se zákonem poskytuje metodickou pomoc obětem diskriminace, provádí výzkum, zveřejňuje zprávy a vydává doporučení k otázkám souvisejícím s diskriminací.<text:span text:style-name="Značkapozn.podčarou"><text:note text:note-class="footnote" text:id="_ftn6"><text:note-citation>7</text:note-citation><text:note-body><text:p text:style-name="Textpozn.podčarou"><text:s/>Podle ustanovení § 1 odst. 5 ve spojení s ustanovením § 21b zákona č. 349/1999 Sb., o veřejném ochránci práv, ve znění pozdějších předpisů.<text:s/></text:p></text:note-body></text:note></text:span><text:s/></text:p>
      <text:p text:style-name="Základnítext">Na základě této působnosti ochránce vyhodnocuje dodržení či porušení zákazu diskriminace<text:s/>v jednotlivých případech, a to zejména na základě podnětů, se kterými se na něj lidé obracejí. V některých případech ale posuzuje možné porušení zákazu diskriminace také z vlastní iniciativy, například na základě mediálních výstupů. Vybrané závěry z posuzování diskriminace veřejný ochránce práv zveřejnuje v evidenci stanovisek ochránce, která je dostupná zde<text:s/><text:a xlink:href="https://eso.ochrance.cz/" office:target-frame-name="_top" xlink:show="replace"><text:span text:style-name="Hypertextovýodkaz">https://eso.ochrance.cz/</text:span></text:a>. Lze v ní vyhledávat také podle oblasti práva (závěry ochránce z oblasti diskriminace lze nalézt pod oblastmi 220 – 227), ale i dle tzv. hesla (vč. dotčených diskriminačních důvodů).<text:s/></text:p>
      <text:p text:style-name="Základnítext">Ochránce dále realizuje výzkumy, které se týkají zákazu diskriminace a jeho dodržování. Rovněž výzkumné zprávy lze nalézt v evidenci stanovisek ochránce. V posledních letech tak ochránce například realizoval výzkum Rozhodování českých soudů o diskriminačních sporech 2015–2019, dostupný zde<text:s/><text:a xlink:href="https://eso.ochrance.cz/Nalezene/Edit/9478" office:target-frame-name="_top" xlink:show="replace"><text:span text:style-name="Hypertextovýodkaz">https://eso.ochrance.cz/Nalezene/Edit/9478</text:span></text:a>, nebo Nenávistné projevy na internetu a rozhodování českých soudů, dostupný zde<text:s/><text:a xlink:href="https://eso.ochrance.cz/Nalezene/Edit/9480" office:target-frame-name="_top" xlink:show="replace"><text:span text:style-name="Hypertextovýodkaz">https://eso.ochrance.cz/Nalezene/Edit/9480</text:span></text:a>.<text:s/></text:p>
      <text:p text:style-name="Základnítext">Kromě veřejného ochránce práv a soudů, které rozhodují o diskriminačních sporech (a jejichž činnosti se věnuje výše uvedený výzkum), pak na dodržování zákazu diskriminace v jednotlivých oblastech dohlíží také inspekční orgány, zejména:<text:s/></text:p>
      <text:list text:style-name="LFO3" text:continue-numbering="true">
        <text:list-item>
          <text:p text:style-name="P65">nad dodržováním zákazu diskriminace spotřebitele vykonává dozor Česká obchodní inspekce</text:p>
        </text:list-item>
        <text:list-item>
          <text:p text:style-name="P66">nad dodržováním zákazu diskriminace v oblasti práce a zaměstnání vykonává dozor Státní úřad inspekce práce</text:p>
        </text:list-item>
        <text:list-item>
          <text:p text:style-name="P67">nad dodržováním diskriminace v oblasti školství vykonává dozor Česká školní inspekce.</text:p>
        </text:list-item>
      </text:list>
      <text:soft-page-break/>
      <text:h text:style-name="Nadpis1" text:outline-level="1">Poučení</text:h>
      <text:p text:style-name="Základnítext">Proti tomuto rozhodnutí lze podle § 16 zákona o svobodném přístupu k informacím podat ve lhůtě 15 dnů od jeho doručení odvolání k Úřadu pro ochranu osobních údajů prostřednictvím Kanceláře veřejného ochránce práv.</text:p>
      <text:p text:style-name="Základnítext"/>
      <text:p text:style-name="P68"/>
      <text:p text:style-name="podpis"/>
      <text:p text:style-name="podpis">JUDr. Pavel Pořízek, Ph.D. v. r.</text:p>
      <text:p text:style-name="podpis">vedoucí Kanceláře veřejného ochránce práv</text:p>
      <text:p text:style-name="podpis">(podepsáno elektronicky)</text:p>
      <text:p text:style-name="Základní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BY36J*</text:span></text:p>
        <text:p text:style-name="P12"><text:span text:style-name="T13">KVOPX00BY36J</text:span>KVOPX00BY36J</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1-12-21T11:30:00Z</meta:creation-date>
    <dc:date>2021-12-21T12:24:00Z</dc:date>
    <meta:print-date>2016-06-27T08:08:00Z</meta:print-date>
    <meta:template xlink:href="KVOP_dopis%20vedoucího" xlink:type="simple"/>
    <meta:editing-cycles>4</meta:editing-cycles>
    <meta:editing-duration>PT180S</meta:editing-duration>
    <meta:user-defined meta:name="ContentTypeId">0x010100D3A71DC738674B4893D02C4CA0E22FAC</meta:user-defined>
    <meta:document-statistic meta:page-count="7" meta:paragraph-count="31" meta:word-count="2310" meta:character-count="15912" meta:row-count="113" meta:non-whitespace-character-count="13633"/>
  </office:meta>
</office:document-meta>
</file>